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50d" officeooo:paragraph-rsid="0012550d"/>
    </style:style>
    <style:style style:name="P2" style:family="paragraph" style:parent-style-name="normal">
      <style:text-properties officeooo:rsid="0012550d" officeooo:paragraph-rsid="0012550d"/>
    </style:style>
    <style:style style:name="P3" style:family="paragraph" style:parent-style-name="normal">
      <style:paragraph-properties fo:text-align="center" style:justify-single-word="false"/>
      <style:text-properties fo:font-size="15pt" officeooo:paragraph-rsid="0012550d" style:font-size-asian="15pt" style:font-size-complex="15pt"/>
    </style:style>
    <style:style style:name="P4" style:family="paragraph" style:parent-style-name="normal">
      <style:text-properties officeooo:paragraph-rsid="0012550d"/>
    </style:style>
    <style:style style:name="P5" style:family="paragraph" style:parent-style-name="normal">
      <style:paragraph-properties fo:margin-left="0cm" fo:margin-right="0cm" fo:text-indent="1.27cm" style:auto-text-indent="false"/>
      <style:text-properties officeooo:paragraph-rsid="0012550d"/>
    </style:style>
    <style:style style:name="P6" style:family="paragraph" style:parent-style-name="normal">
      <style:paragraph-properties fo:text-align="start" style:justify-single-word="false"/>
      <style:text-properties fo:font-size="20pt" officeooo:paragraph-rsid="0012550d" style:font-size-asian="20pt" style:font-size-complex="20pt"/>
    </style:style>
    <style:style style:name="P7" style:family="paragraph" style:parent-style-name="normal">
      <style:paragraph-properties fo:margin-left="0cm" fo:margin-right="0cm" fo:text-indent="1.27cm" style:auto-text-indent="false"/>
      <style:text-properties officeooo:paragraph-rsid="0012550d"/>
    </style:style>
    <style:style style:name="P8" style:family="paragraph" style:parent-style-name="normal">
      <style:paragraph-properties fo:margin-left="0cm" fo:margin-right="0cm" fo:text-indent="1.27cm" style:auto-text-indent="false"/>
      <style:text-properties officeooo:rsid="00135747" officeooo:paragraph-rsid="001357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>Sistema da <text:s/>Delicias Gourmet</text:p>
      <text:p text:style-name="P1"/>
      <text:p text:style-name="P1">1 – Descrição Textual: </text:p>
      <text:p text:style-name="P1"/>
      <text:p text:style-name="P6">Estudo de Caso: Sistema da "Delícias Gourmet".</text:p>
      <text:p text:style-name="P3"/>
      <text:p text:style-name="P4"/>
      <text:p text:style-name="P5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4"/>
      <text:p text:style-name="P5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4"/>
      <text:p text:style-name="P5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4"/>
      <text:p text:style-name="P5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4"/>
      <text:p text:style-name="P5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4"/>
      <text:p text:style-name="P5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4"/>
      <text:p text:style-name="P5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8"><text:soft-page-break/>2 – O que o sistema deve fazer (funções básicas:</text:p>
      <text:p text:style-name="P8"/>
      <text:p text:style-name="P8">ref. R1.1 -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8:49.975458130</meta:creation-date>
    <dc:date>2023-04-26T21:44:50.919130100</dc:date>
    <meta:editing-duration>PT5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3" meta:word-count="414" meta:character-count="2721" meta:non-whitespace-character-count="2314"/>
  </office:meta>
</office:document-meta>
</file>